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højre s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nr</text:p>
          </table:table-cell>
          <table:table-cell office:value-type="string" calcext:value-type="string">
            <text:p>tid</text:p>
          </table:table-cell>
          <table:table-cell office:value-type="string" calcext:value-type="string">
            <text:p>fej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51" calcext:value-type="float">
            <text:p>9,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56" calcext:value-type="float">
            <text:p>9,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.87" calcext:value-type="float">
            <text:p>9,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.51" calcext:value-type="float">
            <text:p>9,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.57" calcext:value-type="float">
            <text:p>9,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.45" calcext:value-type="float">
            <text:p>9,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.68" calcext:value-type="float">
            <text:p>9,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44" calcext:value-type="float">
            <text:p>9,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.73" calcext:value-type="float">
            <text:p>9,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72" calcext:value-type="float">
            <text:p>9,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.71" calcext:value-type="float">
            <text:p>9,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.94" calcext:value-type="float">
            <text:p>9,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.22" calcext:value-type="float">
            <text:p>9,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.66" calcext:value-type="float">
            <text:p>9,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.58" calcext:value-type="float">
            <text:p>9,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.52" calcext:value-type="float">
            <text:p>9,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.67" calcext:value-type="float">
            <text:p>9,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.64" calcext:value-type="float">
            <text:p>9,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.75" calcext:value-type="float">
            <text:p>9,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.68" calcext:value-type="float">
            <text:p>9,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.5" calcext:value-type="float">
            <text:p>9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.78" calcext:value-type="float">
            <text:p>9,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.92" calcext:value-type="float">
            <text:p>9,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.67" calcext:value-type="float">
            <text:p>9,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.61" calcext:value-type="float">
            <text:p>9,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.65" calcext:value-type="float">
            <text:p>9,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.6" calcext:value-type="float">
            <text:p>9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.52" calcext:value-type="float">
            <text:p>9,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.75" calcext:value-type="float">
            <text:p>9,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.5" calcext:value-type="float">
            <text:p>9,5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a" fo:country="DK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6">00-00-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5T18:12:08.204000000</meta:creation-date>
    <dc:date>2015-06-16T09:45:31.281000000</dc:date>
    <meta:editing-duration>PT16M59S</meta:editing-duration>
    <meta:editing-cycles>2</meta:editing-cycles>
    <meta:generator>LibreOffice/4.3.1.2$Windows_x86 LibreOffice_project/958349dc3b25111dbca392fbc281a05559ef6848</meta:generator>
    <meta:document-statistic meta:table-count="1" meta:cell-count="94" meta:object-count="0"/>
  </office:meta>
</office:document-meta>
</file>